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.786cm"/>
    </style:style>
    <style:style style:name="gr4" style:family="graphic" style:parent-style-name="objectwithoutfill">
      <style:graphic-properties svg:stroke-color="#23ff2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23ff23" draw:marker-end="Arrow_20_concave" draw:marker-end-width="0.3cm" draw:fill="none" draw:textarea-vertical-align="middle"/>
    </style:style>
    <style:style style:name="gr7" style:family="graphic" style:parent-style-name="objectwithoutfill">
      <style:graphic-properties svg:stroke-color="#ff3366"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7.747cm" svg:height="1.397cm" svg:x="5.672cm" svg:y="2.524cm">
          <text:p text:style-name="P1">LB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413cm" svg:height="1.143cm" svg:x="6.575cm" svg:y="5.161cm">
          <text:p text:style-name="P1">Varnish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413cm" svg:height="1.143cm" svg:x="10.234cm" svg:y="5.161cm">
          <text:p text:style-name="P1">Varnish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286cm" svg:height="0.889cm" svg:x="6.708cm" svg:y="7.26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286cm" svg:height="0.889cm" svg:x="10.18cm" svg:y="7.26cm">
          <text:p text:style-name="P1">Servic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7.781cm" svg:y1="6.304cm" svg:x2="7.851cm" svg:y2="7.26cm" draw:start-shape="id1" draw:start-glue-point="2" draw:end-shape="id2" draw:end-glue-point="0" svg:d="M7781 6304l70 956" svg:viewBox="0 0 71 957">
          <text:p/>
        </draw:connector>
        <draw:connector draw:style-name="gr5" draw:text-style-name="P2" draw:layer="layout" draw:type="line" svg:x1="11.44cm" svg:y1="6.304cm" svg:x2="11.323cm" svg:y2="7.26cm" draw:start-shape="id3" draw:start-glue-point="2" draw:end-shape="id4" draw:end-glue-point="0" svg:d="M11440 6304l-117 956" svg:viewBox="0 0 118 957">
          <text:p/>
        </draw:connector>
        <draw:connector draw:style-name="gr6" draw:text-style-name="P2" draw:layer="layout" draw:type="curve" svg:x1="9.545cm" svg:y1="3.921cm" svg:x2="7.781cm" svg:y2="5.161cm" draw:start-shape="id5" draw:start-glue-point="2" draw:end-shape="id1" draw:end-glue-point="0" svg:d="M9545 3921c0 928-1764 309-1764 1240" svg:viewBox="0 0 1765 1241">
          <text:p/>
        </draw:connector>
        <draw:connector draw:style-name="gr7" draw:text-style-name="P2" draw:layer="layout" draw:type="curve" draw:line-skew="-0.364cm" svg:x1="9.545cm" svg:y1="3.921cm" svg:x2="7.781cm" svg:y2="5.161cm" draw:start-shape="id5" draw:start-glue-point="2" draw:end-shape="id1" draw:end-glue-point="0" svg:d="M9545 3921c0 382-1764-237-1764 1240" svg:viewBox="0 0 1765 1241">
          <text:p/>
        </draw:connector>
        <draw:connector draw:style-name="gr5" draw:text-style-name="P2" draw:layer="layout" draw:type="line" svg:x1="8.988cm" svg:y1="5.732cm" svg:x2="10.234cm" svg:y2="5.732cm" draw:start-shape="id1" draw:start-glue-point="1" draw:end-shape="id3" draw:end-glue-point="3" svg:d="M8988 5732h1246" svg:viewBox="0 0 124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Simmons</meta:initial-creator>
    <meta:creation-date>2018-12-14T12:02:10.329862879</meta:creation-date>
    <dc:date>2018-12-14T13:19:56.391221370</dc:date>
    <dc:creator>Geoffrey Simmons</dc:creator>
    <meta:editing-duration>PT47M4S</meta:editing-duration>
    <meta:editing-cycles>4</meta:editing-cycles>
    <meta:generator>LibreOffice/5.2.7.2$Linux_X86_64 LibreOffice_project/20m0$Build-2</meta:generator>
    <meta:document-statistic meta:object-count="10"/>
  </office:meta>
</office:document-meta>
</file>